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Adobe Caslon Pro" svg:font-family="Adobe Caslon Pro" svg:panose-1="0 0 0 0 0 0 0 0 0 0"/>
  </office:font-face-decls>
  <office:automatic-styles>
    <style:style style:family="paragraph" style:name="a4f3fb8">
      <style:paragraph-properties/>
    </style:style>
    <style:style style:family="paragraph" style:name="a9b6e6b">
      <style:paragraph-properties/>
    </style:style>
    <style:style style:family="paragraph" style:name="a3ac5f3">
      <style:paragraph-properties/>
    </style:style>
    <style:style style:family="paragraph" style:name="a1fe9b2">
      <style:paragraph-properties/>
      <style:text-properties fo:font-size="11pt" fo:font-weight="bold" style:font-name-asian="Cambria" style:font-size-asian="11pt" style:font-weight-asian="bold"/>
    </style:style>
    <style:style style:family="table-cell" style:name="a5700f6">
      <style:table-cell-properties fo:border-bottom="0.18mm solid #000000" fo:border-left="0.18mm solid #000000" fo:border-right="0.18mm solid #000000" fo:border-top="1.59mm solid #000000" fo:padding-bottom="0.0mm" fo:padding-left="1.91mm" fo:padding-right="1.91mm" fo:padding-top="0.0mm"/>
    </style:style>
    <style:style style:family="paragraph" style:name="a3f906e">
      <style:paragraph-properties/>
      <style:text-properties fo:font-size="11pt" style:font-name-asian="Cambria" style:font-size-asian="11pt"/>
    </style:style>
    <style:style style:family="table-cell" style:name="ad32a48">
      <style:table-cell-properties fo:border-bottom="2.12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3530e0">
      <style:paragraph-properties/>
      <style:text-properties fo:font-size="11pt" style:font-name-asian="Cambria" style:font-size-asian="11pt"/>
    </style:style>
    <style:style style:family="table-cell" style:name="a6bb389">
      <style:table-cell-properties fo:border-bottom="2.12mm solid #000000" fo:border-left="0.18mm solid #000000" fo:border-right="0.18mm solid #000000" fo:border-top="2.12mm solid #FF0000" fo:padding-bottom="0.0mm" fo:padding-left="1.91mm" fo:padding-right="1.91mm" fo:padding-top="0.0mm"/>
    </style:style>
    <style:style style:family="paragraph" style:name="aaf4681">
      <style:paragraph-properties/>
      <style:text-properties fo:font-size="11pt" style:font-name-asian="Cambria" style:font-size-asian="11pt"/>
    </style:style>
    <style:style style:family="table-cell" style:name="a1ef145">
      <style:table-cell-properties fo:border-bottom="2.12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d61891">
      <style:paragraph-properties/>
      <style:text-properties fo:country="DE" fo:font-size="11pt" fo:font-weight="bold" fo:language="de" style:font-name-asian="Cambria" style:font-size-asian="11pt" style:font-weight-asian="bold"/>
    </style:style>
    <style:style style:family="table-cell" style:name="a30618a">
      <style:table-cell-properties fo:border-bottom="1.59mm solid #000000" fo:border-left="1.59mm solid #000000" fo:border-right="1.59mm solid #000000" fo:border-top="0.18mm solid #000000" fo:padding-bottom="0.0mm" fo:padding-left="1.91mm" fo:padding-right="1.91mm" fo:padding-top="0.0mm"/>
    </style:style>
    <style:style style:family="paragraph" style:name="a88d341">
      <style:paragraph-properties/>
      <style:text-properties fo:country="DE" fo:font-size="11pt" fo:language="de" style:font-name-asian="Cambria" style:font-size-asian="11pt"/>
    </style:style>
    <style:style style:family="table-cell" style:name="a056d40">
      <style:table-cell-properties fo:border-bottom="0.18mm solid #000000" fo:border-left="2.12mm solid #FF0000" fo:border-right="1.59mm solid #000000" fo:border-top="0.18mm solid #000000" fo:padding-bottom="0.0mm" fo:padding-left="1.91mm" fo:padding-right="1.91mm" fo:padding-top="0.0mm"/>
    </style:style>
    <style:style style:family="paragraph" style:name="a8d6893">
      <style:paragraph-properties/>
      <style:text-properties fo:country="DE" fo:font-size="11pt" fo:font-weight="bold" fo:language="de" style:font-name-asian="Cambria" style:font-size-asian="11pt" style:font-weight-asian="bold"/>
    </style:style>
    <style:style style:family="paragraph" style:name="a3bea82">
      <style:paragraph-properties/>
      <style:text-properties fo:country="DE" fo:font-size="11pt" fo:font-weight="bold" fo:language="de" style:font-name-asian="Cambria" style:font-size-asian="11pt" style:font-weight-asian="bold"/>
    </style:style>
    <style:style style:family="table-cell" style:name="abfcb73">
      <style:table-cell-properties fo:border-bottom="2.12mm solid #FF0000" fo:border-left="2.12mm solid #FF0000" fo:border-right="2.12mm solid #FF0000" fo:border-top="2.12mm solid #FF0000" fo:padding-bottom="0.0mm" fo:padding-left="1.91mm" fo:padding-right="1.91mm" fo:padding-top="0.0mm"/>
    </style:style>
    <style:style style:family="paragraph" style:name="ad419aa">
      <style:paragraph-properties/>
      <style:text-properties fo:country="DE" fo:font-size="11pt" fo:language="de" style:font-name-asian="Cambria" style:font-size-asian="11pt"/>
    </style:style>
    <style:style style:family="table-cell" style:name="a6808a4">
      <style:table-cell-properties fo:border-bottom="0.18mm solid #000000" fo:border-left="0.18mm solid #000000" fo:border-right="2.12mm solid #FF0000" fo:border-top="0.18mm solid #000000" fo:padding-bottom="0.0mm" fo:padding-left="1.91mm" fo:padding-right="1.91mm" fo:padding-top="0.0mm"/>
    </style:style>
    <style:style style:family="paragraph" style:name="a7c95ae">
      <style:paragraph-properties/>
      <style:text-properties fo:country="DE" fo:font-size="11pt" fo:font-weight="bold" fo:language="de" style:font-name-asian="Cambria" style:font-size-asian="11pt" style:font-weight-asian="bold"/>
    </style:style>
    <style:style style:family="table-cell" style:name="ab91e70">
      <style:table-cell-properties fo:border-bottom="0.18mm solid #000000" fo:border-left="1.59mm solid #000000" fo:border-right="1.59mm solid #000000" fo:border-top="1.59mm solid #000000" fo:padding-bottom="0.0mm" fo:padding-left="1.91mm" fo:padding-right="1.91mm" fo:padding-top="0.0mm"/>
    </style:style>
    <style:style style:family="paragraph" style:name="a21fbfd">
      <style:paragraph-properties/>
      <style:text-properties fo:country="DE" fo:font-size="11pt" fo:language="de" style:font-name-asian="Cambria" style:font-size-asian="11pt"/>
    </style:style>
    <style:style style:family="paragraph" style:name="a357d4d">
      <style:paragraph-properties/>
      <style:text-properties fo:country="DE" fo:font-size="11pt" fo:font-weight="bold" fo:language="de" style:font-name-asian="Cambria" style:font-size-asian="11pt" style:font-weight-asian="bold"/>
    </style:style>
    <style:style style:family="table-cell" style:name="a452718">
      <style:table-cell-properties fo:background-color="#00B050" fo:border-bottom="0.18mm solid #000000" fo:border-left="0.18mm solid #000000" fo:border-right="1.59mm solid #000000" fo:border-top="0.18mm solid #000000" fo:padding-bottom="0.0mm" fo:padding-left="1.91mm" fo:padding-right="1.91mm" fo:padding-top="0.0mm"/>
    </style:style>
    <style:style style:family="paragraph" style:name="adf10dd">
      <style:paragraph-properties/>
      <style:text-properties fo:country="DE" fo:font-size="11pt" fo:language="de" style:font-name-asian="Cambria" style:font-size-asian="11pt"/>
    </style:style>
    <style:style style:family="table-cell" style:name="a44fa73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e8d1fa">
      <style:table-row-properties style:row-height="25.01mm"/>
    </style:style>
    <style:style style:family="paragraph" style:name="a832d77">
      <style:paragraph-properties/>
      <style:text-properties fo:country="DE" fo:font-size="11pt" fo:language="de" style:font-name-asian="Cambria" style:font-size-asian="11pt"/>
    </style:style>
    <style:style style:family="table-cell" style:name="a3c6fb6">
      <style:table-cell-properties fo:border-bottom="1.59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97e99">
      <style:paragraph-properties/>
      <style:text-properties fo:background-color="#FF0000" fo:country="DE" fo:font-size="11pt" fo:language="de" style:font-name-asian="Cambria" style:font-size-asian="11pt"/>
    </style:style>
    <style:style style:family="paragraph" style:name="ae0d676">
      <style:paragraph-properties/>
      <style:text-properties fo:background-color="#FF0000" fo:country="DE" fo:font-size="11pt" fo:language="de" style:font-name-asian="Cambria" style:font-size-asian="11pt"/>
    </style:style>
    <style:style style:family="table-cell" style:name="af57eed">
      <style:table-cell-properties fo:border-bottom="0.18mm solid #000000" fo:border-left="1.59mm solid #000000" fo:border-right="0.18mm solid #000000" fo:border-top="0.18mm solid #000000" fo:padding-bottom="0.0mm" fo:padding-left="1.91mm" fo:padding-right="1.91mm" fo:padding-top="0.0mm"/>
    </style:style>
    <style:style style:family="paragraph" style:name="ae381a7">
      <style:paragraph-properties/>
      <style:text-properties fo:font-size="11pt" style:font-name-asian="Cambria" style:font-size-asian="11pt"/>
    </style:style>
    <style:style style:family="table-cell" style:name="abff9ab">
      <style:table-cell-properties fo:border-bottom="1.59mm solid #000000" fo:border-left="1.59mm solid #000000" fo:border-right="1.59mm solid #000000" fo:border-top="1.59mm solid #000000" fo:padding-bottom="0.0mm" fo:padding-left="1.91mm" fo:padding-right="1.91mm" fo:padding-top="0.0mm"/>
    </style:style>
    <style:style style:family="table-row" style:name="a3fd5a2">
      <style:table-row-properties style:row-height="40.01mm"/>
    </style:style>
    <style:style style:family="table-column" style:name="ae91a83">
      <style:table-column-properties style:rel-column-width="25*"/>
    </style:style>
    <style:style style:family="table" style:name="ab27cb6">
      <style:table-properties fo:margin-left="0.0mm" style:rel-width="100%"/>
    </style:style>
    <style:style style:family="paragraph" style:name="a6f20c0">
      <style:paragraph-properties/>
    </style:style>
    <style:style style:family="paragraph" style:name="af42b8a">
      <style:paragraph-properties/>
    </style:style>
    <style:style style:family="paragraph" style:name="a09e487">
      <style:paragraph-properties/>
    </style:style>
    <style:style style:family="paragraph" style:name="a6c8639">
      <style:paragraph-properties/>
    </style:style>
    <style:style style:family="paragraph" style:name="a0cf6c9">
      <style:paragraph-properties/>
      <style:text-properties fo:color="#000000" fo:country="DE" fo:language="de" style:font-name-asian="Cambria" style:font-size-asian="11pt"/>
    </style:style>
    <style:style style:family="table-cell" style:name="aa460ce">
      <style:table-cell-properties fo:border-bottom="0.35mm solid #000000" fo:border-left="none" fo:border-right="none" fo:border-top="none" fo:padding-bottom="0.0mm" fo:padding-left="1.91mm" fo:padding-right="1.91mm" fo:padding-top="0.0mm"/>
    </style:style>
    <style:style style:family="paragraph" style:name="a33f3a8">
      <style:paragraph-properties/>
      <style:text-properties fo:color="#000000" fo:country="DE" fo:language="de" style:font-name-asian="Cambria" style:font-size-asian="11pt"/>
    </style:style>
    <style:style style:family="table-cell" style:name="a1b8327">
      <style:table-cell-properties fo:border-bottom="0.35mm solid #000000" fo:border-left="none" fo:border-right="none" fo:border-top="none" fo:padding-bottom="0.0mm" fo:padding-left="1.91mm" fo:padding-right="1.91mm" fo:padding-top="0.0mm"/>
    </style:style>
    <style:style style:family="paragraph" style:name="a4bfa5e">
      <style:paragraph-properties/>
      <style:text-properties fo:color="#000000" fo:country="DE" fo:font-weight="bold" fo:language="de" style:font-name-asian="Cambria" style:font-size-asian="11pt" style:font-weight-asian="bold" style:font-weight-complex="bold"/>
    </style:style>
    <style:style style:family="table-cell" style:name="a5ab146">
      <style:table-cell-properties fo:border-bottom="0.35mm solid #000000" fo:border-left="none" fo:border-right="none" fo:border-top="none" fo:padding-bottom="0.0mm" fo:padding-left="1.91mm" fo:padding-right="1.91mm" fo:padding-top="0.0mm"/>
    </style:style>
    <style:style style:family="table-row" style:name="ae964f5">
      <style:table-row-properties style:row-height="15.01mm"/>
    </style:style>
    <style:style style:family="paragraph" style:name="a443ea6">
      <style:paragraph-properties/>
      <style:text-properties fo:color="#000000" fo:country="DE" fo:language="de" style:font-name-asian="Cambria" style:font-size-asian="11pt"/>
    </style:style>
    <style:style style:family="table-cell" style:name="a4d0d5d">
      <style:table-cell-properties fo:background-color="#C0C0C0" fo:border-bottom="none" fo:border-left="none" fo:border-right="none" fo:border-top="none" fo:padding-bottom="0.0mm" fo:padding-left="1.91mm" fo:padding-right="1.91mm" fo:padding-top="0.0mm"/>
    </style:style>
    <style:style style:family="paragraph" style:name="a8d240f">
      <style:paragraph-properties/>
      <style:text-properties fo:color="#000000" fo:country="DE" fo:language="de" style:font-name-asian="Cambria" style:font-size-asian="11pt"/>
    </style:style>
    <style:style style:family="table-cell" style:name="a1feca0">
      <style:table-cell-properties fo:background-color="#C0C0C0" fo:border-bottom="none" fo:border-left="none" fo:border-right="none" fo:border-top="none" fo:padding-bottom="0.0mm" fo:padding-left="1.91mm" fo:padding-right="1.91mm" fo:padding-top="0.0mm"/>
    </style:style>
    <style:style style:family="paragraph" style:name="aa3ad03">
      <style:paragraph-properties/>
      <style:text-properties fo:color="#000000" fo:country="DE" fo:font-weight="bold" fo:language="de" style:font-name-asian="Cambria" style:font-size-asian="11pt" style:font-weight-asian="bold" style:font-weight-complex="bold"/>
    </style:style>
    <style:style style:family="table-cell" style:name="aa1ec55">
      <style:table-cell-properties fo:background-color="#C0C0C0" fo:border-bottom="none" fo:border-left="none" fo:border-right="none" fo:border-top="none" fo:padding-bottom="0.0mm" fo:padding-left="1.91mm" fo:padding-right="1.91mm" fo:padding-top="0.0mm"/>
    </style:style>
    <style:style style:family="table-row" style:name="af89ad5">
      <style:table-row-properties style:row-height="15.01mm"/>
    </style:style>
    <style:style style:family="paragraph" style:name="a80998d">
      <style:paragraph-properties/>
      <style:text-properties fo:color="#000000" fo:country="DE" fo:font-weight="bold" fo:language="de" style:font-name-asian="Cambria" style:font-size-asian="11pt" style:font-weight-asian="bold" style:font-weight-complex="bold"/>
    </style:style>
    <style:style style:family="table-cell" style:name="af150df">
      <style:table-cell-properties fo:border-bottom="0.35mm solid #000000" fo:border-left="none" fo:border-right="none" fo:border-top="0.35mm solid #000000" fo:padding-bottom="0.0mm" fo:padding-left="1.91mm" fo:padding-right="1.91mm" fo:padding-top="0.0mm"/>
    </style:style>
    <style:style style:family="paragraph" style:name="a7f4bc5">
      <style:paragraph-properties/>
      <style:text-properties fo:color="#000000" fo:country="DE" fo:font-weight="bold" fo:language="de" style:font-name-asian="Cambria" style:font-size-asian="11pt" style:font-weight-asian="bold" style:font-weight-complex="bold"/>
    </style:style>
    <style:style style:family="table-cell" style:name="ab67e7b">
      <style:table-cell-properties fo:border-bottom="0.35mm solid #000000" fo:border-left="none" fo:border-right="none" fo:border-top="0.35mm solid #000000" fo:padding-bottom="0.0mm" fo:padding-left="1.91mm" fo:padding-right="1.91mm" fo:padding-top="0.0mm"/>
    </style:style>
    <style:style style:family="paragraph" style:name="af381be">
      <style:paragraph-properties/>
      <style:text-properties fo:color="#000000" fo:country="DE" fo:font-weight="bold" fo:language="de" style:font-name="Adobe Caslon Pro" style:font-name-asian="Cambria" style:font-size-asian="11pt" style:font-weight-asian="bold" style:font-weight-complex="bold"/>
    </style:style>
    <style:style style:family="table-cell" style:name="a8008bf">
      <style:table-cell-properties fo:background-color="#548DD4" fo:border-bottom="0.35mm solid #000000" fo:border-left="none" fo:border-right="none" fo:border-top="0.35mm solid #000000" fo:padding-bottom="0.0mm" fo:padding-left="1.91mm" fo:padding-right="1.91mm" fo:padding-top="0.0mm"/>
    </style:style>
    <style:style style:family="table-row" style:name="a68f12a">
      <style:table-row-properties style:row-height="15.01mm"/>
    </style:style>
    <style:style style:family="table-column" style:name="afdef07">
      <style:table-column-properties style:rel-column-width="33*"/>
    </style:style>
    <style:style style:family="table" style:name="a684d8c">
      <style:table-properties fo:margin-left="0.0mm" style:rel-width="100%"/>
    </style:style>
    <style:style style:family="paragraph" style:name="a8bcae2">
      <style:paragraph-properties/>
    </style:style>
    <style:style style:family="paragraph" style:name="ac55dda">
      <style:paragraph-properties/>
    </style:style>
    <style:style style:family="paragraph" style:name="a229ce6">
      <style:paragraph-properties/>
      <style:text-properties fo:font-size="11pt" style:font-name-asian="Cambria" style:font-size-asian="11pt"/>
    </style:style>
    <style:style style:family="table-cell" style:name="a3bd7a0">
      <style:table-cell-properties fo:border-bottom="2.12mm solid #000000" fo:border-left="0.26mm solid #000000" fo:border-right="2.12mm solid #000000" fo:border-top="0.26mm solid #000000" fo:padding-bottom="0.0mm" fo:padding-left="1.91mm" fo:padding-right="1.91mm" fo:padding-top="0.0mm"/>
    </style:style>
    <style:style style:family="paragraph" style:name="a901570">
      <style:paragraph-properties/>
      <style:text-properties fo:font-size="11pt" style:font-name-asian="Cambria" style:font-size-asian="11pt"/>
    </style:style>
    <style:style style:family="table-cell" style:name="ac1e1b4">
      <style:table-cell-properties fo:border-bottom="2.12mm solid #000000" fo:border-left="0.26mm solid #000000" fo:border-right="0.26mm solid #000000" fo:border-top="0.26mm solid #000000" fo:padding-bottom="0.0mm" fo:padding-left="1.91mm" fo:padding-right="1.91mm" fo:padding-top="0.0mm"/>
    </style:style>
    <style:style style:family="paragraph" style:name="a9cb17b">
      <style:paragraph-properties/>
      <style:text-properties fo:font-size="11pt" style:font-name-asian="Cambria" style:font-size-asian="11pt"/>
    </style:style>
    <style:style style:family="table-cell" style:name="a6257d4">
      <style:table-cell-properties fo:border-bottom="2.12mm solid #000000" fo:border-left="2.12mm solid #000000" fo:border-right="0.26mm solid #000000" fo:border-top="2.12mm solid #000000" fo:padding-bottom="0.0mm" fo:padding-left="1.91mm" fo:padding-right="1.91mm" fo:padding-top="0.0mm"/>
    </style:style>
    <style:style style:family="table-row" style:name="a2818ec">
      <style:table-row-properties style:row-height="10.0mm"/>
    </style:style>
    <style:style style:family="paragraph" style:name="ac32b9e">
      <style:paragraph-properties/>
      <style:text-properties fo:font-size="11pt" style:font-name-asian="Cambria" style:font-size-asian="11pt"/>
    </style:style>
    <style:style style:family="table-cell" style:name="a366d06">
      <style:table-cell-properties fo:border-bottom="0.26mm solid #000000" fo:border-left="0.26mm solid #000000" fo:border-right="2.12mm solid #000000" fo:border-top="0.26mm solid #000000" fo:padding-bottom="0.0mm" fo:padding-left="1.91mm" fo:padding-right="1.91mm" fo:padding-top="0.0mm"/>
    </style:style>
    <style:style style:family="paragraph" style:name="a9cced4">
      <style:paragraph-properties/>
      <style:text-properties fo:font-size="11pt" style:font-name-asian="Cambria" style:font-size-asian="11pt"/>
    </style:style>
    <style:style style:family="table-cell" style:name="ab6e301">
      <style:table-cell-properties fo:border-bottom="0.26mm solid #000000" fo:border-left="0.26mm solid #000000" fo:border-right="0.26mm solid #000000" fo:border-top="0.26mm solid #000000" fo:padding-bottom="0.0mm" fo:padding-left="1.91mm" fo:padding-right="1.91mm" fo:padding-top="0.0mm"/>
    </style:style>
    <style:style style:family="paragraph" style:name="a49add0">
      <style:paragraph-properties/>
      <style:text-properties fo:font-size="11pt" style:font-name-asian="Cambria" style:font-size-asian="11pt"/>
    </style:style>
    <style:style style:family="table-cell" style:name="ae55fd1">
      <style:table-cell-properties fo:border-bottom="2.12mm solid #000000" fo:border-left="none" fo:border-right="2.12mm solid #000000" fo:border-top="2.12mm solid #000000" fo:padding-bottom="0.0mm" fo:padding-left="1.91mm" fo:padding-right="1.91mm" fo:padding-top="0.0mm"/>
    </style:style>
    <style:style style:family="table-row" style:name="a77a894">
      <style:table-row-properties style:row-height="10.0mm"/>
    </style:style>
    <style:style style:family="paragraph" style:name="a6b0fa2">
      <style:paragraph-properties/>
      <style:text-properties fo:font-size="11pt" style:font-name-asian="Cambria" style:font-size-asian="11pt"/>
    </style:style>
    <style:style style:family="table-cell" style:name="ab46bf1">
      <style:table-cell-properties fo:border-bottom="0.26mm solid #000000" fo:border-left="0.26mm solid #000000" fo:border-right="2.12mm solid #000000" fo:border-top="2.12mm solid #000000" fo:padding-bottom="0.0mm" fo:padding-left="1.91mm" fo:padding-right="1.91mm" fo:padding-top="0.0mm"/>
    </style:style>
    <style:style style:family="paragraph" style:name="a5664b2">
      <style:paragraph-properties/>
      <style:text-properties fo:font-size="11pt" style:font-name-asian="Cambria" style:font-size-asian="11pt"/>
    </style:style>
    <style:style style:family="table-cell" style:name="a9fcb95">
      <style:table-cell-properties fo:border-bottom="0.26mm solid #000000" fo:border-left="0.26mm solid #000000" fo:border-right="0.26mm solid #000000" fo:border-top="2.12mm solid #000000" fo:padding-bottom="0.0mm" fo:padding-left="1.91mm" fo:padding-right="1.91mm" fo:padding-top="0.0mm"/>
    </style:style>
    <style:style style:family="paragraph" style:name="a1ec667">
      <style:paragraph-properties/>
      <style:text-properties fo:font-size="11pt" style:font-name-asian="Cambria" style:font-size-asian="11pt"/>
    </style:style>
    <style:style style:family="table-cell" style:name="aa8090a">
      <style:table-cell-properties fo:border-bottom="0.26mm solid #000000" fo:border-left="2.12mm solid #000000" fo:border-right="0.26mm solid #000000" fo:border-top="2.12mm solid #000000" fo:padding-bottom="0.0mm" fo:padding-left="1.91mm" fo:padding-right="1.91mm" fo:padding-top="0.0mm"/>
    </style:style>
    <style:style style:family="table-row" style:name="accc2dc">
      <style:table-row-properties style:row-height="10.0mm"/>
    </style:style>
    <style:style style:family="table-column" style:name="a428afb">
      <style:table-column-properties style:rel-column-width="33*"/>
    </style:style>
    <style:style style:family="table" style:name="a1a0a4e">
      <style:table-properties fo:margin-left="0.0mm" style:rel-width="100%"/>
    </style:style>
    <style:style style:family="paragraph" style:name="a132b3d">
      <style:paragraph-properties/>
    </style:style>
    <style:style style:family="paragraph" style:name="aa61d05">
      <style:paragraph-properties/>
    </style:style>
    <style:style style:family="paragraph" style:name="aac3173">
      <style:paragraph-properties/>
    </style:style>
    <style:style style:family="paragraph" style:name="adaa1c4">
      <style:paragraph-properties/>
    </style:style>
    <style:style style:family="paragraph" style:name="ad48b55">
      <style:paragraph-properties fo:text-align="center"/>
      <style:text-properties fo:color="#000000" fo:country="DE" fo:font-size="11pt" fo:language="de" style:font-size-asian="11pt"/>
    </style:style>
    <style:style style:family="table-cell" style:name="a9e13d0">
      <style:table-cell-properties fo:background-color="#D3DFEE"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301ae7">
      <style:paragraph-properties fo:text-align="center"/>
      <style:text-properties fo:color="#000000" fo:country="DE" fo:font-size="11pt" fo:language="de" style:font-size-asian="11pt"/>
    </style:style>
    <style:style style:family="table-cell" style:name="aba1d00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ea4626">
      <style:paragraph-properties fo:text-align="center"/>
      <style:text-properties fo:color="#000000" fo:country="DE" fo:font-size="11pt" fo:language="de" style:font-size-asian="11pt"/>
    </style:style>
    <style:style style:family="table-cell" style:name="acdc195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949305">
      <style:paragraph-properties fo:text-align="center"/>
      <style:text-properties fo:color="#000000" fo:country="DE" fo:font-size="11pt" fo:language="de" style:font-size-asian="11pt"/>
    </style:style>
    <style:style style:family="table-cell" style:name="a97c0a7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cd45b6">
      <style:paragraph-properties fo:text-align="center"/>
      <style:text-properties fo:color="#000000" fo:country="DE" fo:font-size="11pt" fo:language="de" style:font-size-asian="11pt"/>
    </style:style>
    <style:style style:family="table-cell" style:name="a5c7571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c3ee94">
      <style:paragraph-properties/>
      <style:text-properties fo:color="#000000" fo:country="DE" fo:font-size="11pt" fo:language="de" style:font-size-asian="11pt"/>
    </style:style>
    <style:style style:family="table-cell" style:name="a915acb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2ed83e">
      <style:table-row-properties style:row-height="6.77mm"/>
    </style:style>
    <style:style style:family="paragraph" style:name="ae853a2">
      <style:paragraph-properties fo:text-align="center"/>
      <style:text-properties fo:color="#000000" fo:country="DE" fo:font-size="11pt" fo:language="de" style:font-size-asian="11pt"/>
    </style:style>
    <style:style style:family="table-cell" style:name="a63959b">
      <style:table-cell-properties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534831">
      <style:paragraph-properties fo:text-align="center"/>
      <style:text-properties fo:color="#000000" fo:country="DE" fo:font-size="11pt" fo:language="de" style:font-size-asian="11pt"/>
    </style:style>
    <style:style style:family="table-cell" style:name="ab9caf4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d6c144">
      <style:paragraph-properties fo:text-align="center"/>
      <style:text-properties fo:color="#000000" fo:country="DE" fo:font-size="11pt" fo:language="de" style:font-size-asian="11pt"/>
    </style:style>
    <style:style style:family="table-cell" style:name="a28f450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9d2fec">
      <style:paragraph-properties fo:text-align="center"/>
      <style:text-properties fo:color="#000000" fo:country="DE" fo:font-size="11pt" fo:language="de" style:font-size-asian="11pt"/>
    </style:style>
    <style:style style:family="table-cell" style:name="abb9eae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fdc145">
      <style:paragraph-properties fo:text-align="center"/>
      <style:text-properties fo:color="#000000" fo:country="DE" fo:font-size="11pt" fo:language="de" style:font-size-asian="11pt"/>
    </style:style>
    <style:style style:family="table-cell" style:name="a5388e9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463b47">
      <style:paragraph-properties/>
      <style:text-properties fo:color="#000000" fo:country="DE" fo:font-size="11pt" fo:language="de" style:font-size-asian="11pt"/>
    </style:style>
    <style:style style:family="table-cell" style:name="ab5ac4b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70a8c2">
      <style:table-row-properties style:row-height="6.77mm"/>
    </style:style>
    <style:style style:family="paragraph" style:name="a9a8426">
      <style:paragraph-properties fo:text-align="center"/>
      <style:text-properties fo:color="#000000" fo:country="DE" fo:font-size="11pt" fo:language="de" style:font-size-asian="11pt"/>
    </style:style>
    <style:style style:family="table-cell" style:name="a50cffd">
      <style:table-cell-properties fo:background-color="#D3DFEE"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c94ef0">
      <style:paragraph-properties fo:text-align="center"/>
      <style:text-properties fo:color="#000000" fo:country="DE" fo:font-size="11pt" fo:language="de" style:font-size-asian="11pt"/>
    </style:style>
    <style:style style:family="table-cell" style:name="aabd09f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1bb2be">
      <style:paragraph-properties fo:text-align="center"/>
      <style:text-properties fo:color="#000000" fo:country="DE" fo:font-size="11pt" fo:language="de" style:font-size-asian="11pt"/>
    </style:style>
    <style:style style:family="table-cell" style:name="a7b12c4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bd6a19">
      <style:paragraph-properties fo:text-align="center"/>
      <style:text-properties fo:color="#000000" fo:country="DE" fo:font-size="11pt" fo:language="de" style:font-size-asian="11pt"/>
    </style:style>
    <style:style style:family="table-cell" style:name="ae42a81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70a591">
      <style:paragraph-properties fo:text-align="center"/>
      <style:text-properties fo:color="#000000" fo:country="DE" fo:font-size="11pt" fo:language="de" style:font-size-asian="11pt"/>
    </style:style>
    <style:style style:family="table-cell" style:name="a2eb827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fee175">
      <style:paragraph-properties/>
      <style:text-properties fo:color="#000000" fo:country="DE" fo:font-size="11pt" fo:language="de" style:font-size-asian="11pt"/>
    </style:style>
    <style:style style:family="table-cell" style:name="ae0df0a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fe4ead">
      <style:table-row-properties style:row-height="6.77mm"/>
    </style:style>
    <style:style style:family="paragraph" style:name="abfe9ab">
      <style:paragraph-properties fo:text-align="center"/>
      <style:text-properties fo:color="#000000" fo:country="DE" fo:font-size="11pt" fo:language="de" style:font-size-asian="11pt"/>
    </style:style>
    <style:style style:family="table-cell" style:name="a78d892">
      <style:table-cell-properties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7e5b6d">
      <style:paragraph-properties fo:text-align="center"/>
      <style:text-properties fo:color="#000000" fo:country="DE" fo:font-size="11pt" fo:language="de" style:font-size-asian="11pt"/>
    </style:style>
    <style:style style:family="table-cell" style:name="ada892a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90454f">
      <style:paragraph-properties fo:text-align="center"/>
      <style:text-properties fo:color="#000000" fo:country="DE" fo:font-size="11pt" fo:language="de" style:font-size-asian="11pt"/>
    </style:style>
    <style:style style:family="table-cell" style:name="a74d05b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cb744c">
      <style:paragraph-properties fo:text-align="center"/>
      <style:text-properties fo:color="#000000" fo:country="DE" fo:font-size="11pt" fo:language="de" style:font-size-asian="11pt"/>
    </style:style>
    <style:style style:family="table-cell" style:name="a4241c5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e83d50">
      <style:paragraph-properties fo:text-align="center"/>
      <style:text-properties fo:color="#000000" fo:country="DE" fo:font-size="11pt" fo:language="de" style:font-size-asian="11pt"/>
    </style:style>
    <style:style style:family="table-cell" style:name="addf868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9a83ef">
      <style:paragraph-properties/>
      <style:text-properties fo:color="#000000" fo:country="DE" fo:font-size="11pt" fo:language="de" style:font-size-asian="11pt"/>
    </style:style>
    <style:style style:family="table-cell" style:name="a92365c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2e5e48">
      <style:table-row-properties style:row-height="6.77mm"/>
    </style:style>
    <style:style style:family="paragraph" style:name="a464a1a">
      <style:paragraph-properties fo:text-align="center"/>
      <style:text-properties fo:color="#000000" fo:country="DE" fo:font-size="11pt" fo:language="de" style:font-size-asian="11pt"/>
    </style:style>
    <style:style style:family="table-cell" style:name="a61a9c2">
      <style:table-cell-properties fo:background-color="#D3DFEE"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038236">
      <style:paragraph-properties fo:text-align="center"/>
      <style:text-properties fo:color="#000000" fo:country="DE" fo:font-size="11pt" fo:language="de" style:font-size-asian="11pt"/>
    </style:style>
    <style:style style:family="table-cell" style:name="a914190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e74386">
      <style:paragraph-properties fo:text-align="center"/>
      <style:text-properties fo:color="#000000" fo:country="DE" fo:font-size="11pt" fo:language="de" style:font-size-asian="11pt"/>
    </style:style>
    <style:style style:family="table-cell" style:name="a5e9125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146d10">
      <style:paragraph-properties fo:text-align="center"/>
      <style:text-properties fo:color="#000000" fo:country="DE" fo:font-size="11pt" fo:language="de" style:font-size-asian="11pt"/>
    </style:style>
    <style:style style:family="table-cell" style:name="a3e3202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8b5836">
      <style:paragraph-properties fo:text-align="center"/>
      <style:text-properties fo:color="#000000" fo:country="DE" fo:font-size="11pt" fo:language="de" style:font-size-asian="11pt"/>
    </style:style>
    <style:style style:family="table-cell" style:name="a236593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85330b">
      <style:paragraph-properties/>
      <style:text-properties fo:color="#000000" fo:country="DE" fo:font-size="11pt" fo:language="de" style:font-size-asian="11pt"/>
    </style:style>
    <style:style style:family="table-cell" style:name="adbc8fb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d86db6">
      <style:table-row-properties style:row-height="6.77mm"/>
    </style:style>
    <style:style style:family="paragraph" style:name="afbda0b">
      <style:paragraph-properties fo:text-align="center"/>
      <style:text-properties fo:color="#000000" fo:country="DE" fo:font-size="11pt" fo:language="de" style:font-size-asian="11pt"/>
    </style:style>
    <style:style style:family="table-cell" style:name="a27bb5c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3509ba">
      <style:paragraph-properties fo:text-align="center"/>
      <style:text-properties fo:color="#000000" fo:country="DE" fo:font-size="11pt" fo:language="de" style:font-size-asian="11pt"/>
    </style:style>
    <style:style style:family="table-cell" style:name="ad6f9ef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fa69dd">
      <style:paragraph-properties fo:text-align="center"/>
      <style:text-properties fo:color="#000000" fo:country="DE" fo:font-size="11pt" fo:language="de" style:font-size-asian="11pt"/>
    </style:style>
    <style:style style:family="table-cell" style:name="a7073d5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cec106">
      <style:paragraph-properties fo:text-align="center"/>
      <style:text-properties fo:color="#000000" fo:country="DE" fo:font-size="11pt" fo:language="de" style:font-size-asian="11pt"/>
    </style:style>
    <style:style style:family="table-cell" style:name="acc9957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f738b0">
      <style:paragraph-properties fo:text-align="center"/>
      <style:text-properties fo:color="#000000" fo:country="DE" fo:font-size="11pt" fo:language="de" style:font-size-asian="11pt"/>
    </style:style>
    <style:style style:family="table-cell" style:name="abdc738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862f2b">
      <style:paragraph-properties/>
      <style:text-properties fo:color="#000000" fo:country="DE" fo:font-size="11pt" fo:language="de" style:font-size-asian="11pt"/>
    </style:style>
    <style:style style:family="table-cell" style:name="a9432ef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table-row" style:name="a5b37ec">
      <style:table-row-properties style:row-height="6.77mm"/>
    </style:style>
    <style:style style:family="table-column" style:name="aaae45e">
      <style:table-column-properties style:rel-column-width="16*"/>
    </style:style>
    <style:style style:family="table-column" style:name="a55423e">
      <style:table-column-properties style:rel-column-width="17*"/>
    </style:style>
    <style:style style:family="table-column" style:name="a89000d">
      <style:table-column-properties style:rel-column-width="16*"/>
    </style:style>
    <style:style style:family="table" style:name="a3b7765">
      <style:table-properties fo:margin-left="0.0mm" style:rel-width="100%"/>
    </style:style>
    <style:style style:family="paragraph" style:name="a79cc2c">
      <style:paragraph-properties/>
    </style:style>
    <style:style style:family="paragraph" style:name="aede6bb">
      <style:paragraph-properties/>
    </style:style>
    <style:style style:family="paragraph" style:name="add0dfb">
      <style:paragraph-properties/>
    </style:style>
    <style:style style:family="paragraph" style:name="a09c762">
      <style:paragraph-properties/>
      <style:text-properties fo:country="DE" fo:font-size="11pt" fo:language="de" style:font-name-asian="Cambria" style:font-size-asian="11pt"/>
    </style:style>
    <style:style style:family="table-cell" style:name="aafdc56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b3471">
      <style:paragraph-properties/>
      <style:text-properties fo:country="DE" fo:font-size="11pt" fo:language="de" style:font-name-asian="Cambria" style:font-size-asian="11pt"/>
    </style:style>
    <style:style style:family="table-cell" style:name="acf0f6a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f911e9">
      <style:paragraph-properties/>
      <style:text-properties fo:country="DE" fo:font-size="11pt" fo:language="de" style:font-name-asian="Cambria" style:font-size-asian="11pt"/>
    </style:style>
    <style:style style:family="table-cell" style:name="a674cfb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c7db2">
      <style:paragraph-properties/>
      <style:text-properties fo:country="DE" fo:font-size="11pt" fo:language="de" style:font-name-asian="Cambria" style:font-size-asian="11pt"/>
    </style:style>
    <style:style style:family="table-cell" style:name="aa693a6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251169">
      <style:table-row-properties style:row-height="10.0mm"/>
    </style:style>
    <style:style style:family="paragraph" style:name="a975704">
      <style:paragraph-properties/>
      <style:text-properties fo:country="DE" fo:font-size="11pt" fo:language="de" style:font-name-asian="Cambria" style:font-size-asian="11pt"/>
    </style:style>
    <style:style style:family="table-cell" style:name="a4b86e6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8f9aa">
      <style:paragraph-properties/>
      <style:text-properties fo:country="DE" fo:font-size="11pt" fo:language="de" style:font-name-asian="Cambria" style:font-size-asian="11pt"/>
    </style:style>
    <style:style style:family="table-cell" style:name="a964a9f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bf95b">
      <style:paragraph-properties/>
      <style:text-properties fo:country="DE" fo:font-size="11pt" fo:language="de" style:font-name-asian="Cambria" style:font-size-asian="11pt"/>
    </style:style>
    <style:style style:family="table-cell" style:name="ad46c5f">
      <style:table-cell-properties fo:background-color="#00B0F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5cb4fa">
      <style:paragraph-properties/>
      <style:text-properties fo:country="DE" fo:font-size="11pt" fo:language="de" style:font-name-asian="Cambria" style:font-size-asian="11pt"/>
    </style:style>
    <style:style style:family="table-cell" style:name="a5c6fe7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3592f6">
      <style:table-row-properties style:row-height="10.0mm"/>
    </style:style>
    <style:style style:family="paragraph" style:name="a32fc87">
      <style:paragraph-properties/>
      <style:text-properties fo:country="DE" fo:font-size="11pt" fo:language="de" style:font-name-asian="Cambria" style:font-size-asian="11pt"/>
    </style:style>
    <style:style style:family="table-cell" style:name="a6bba56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3293bd">
      <style:paragraph-properties/>
      <style:text-properties fo:country="DE" fo:font-size="11pt" fo:language="de" style:font-name-asian="Cambria" style:font-size-asian="11pt"/>
    </style:style>
    <style:style style:family="table-cell" style:name="a3fc7a2">
      <style:table-cell-properties fo:background-color="#FFC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ce8c53">
      <style:paragraph-properties/>
      <style:text-properties fo:country="DE" fo:font-size="11pt" fo:language="de" style:font-name-asian="Cambria" style:font-size-asian="11pt"/>
    </style:style>
    <style:style style:family="table-cell" style:name="a492a30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71d0aa">
      <style:paragraph-properties/>
      <style:text-properties fo:country="DE" fo:font-size="11pt" fo:language="de" style:font-name-asian="Cambria" style:font-size-asian="11pt"/>
    </style:style>
    <style:style style:family="table-cell" style:name="afe65b1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8a8c14">
      <style:table-row-properties style:row-height="20.0mm"/>
    </style:style>
    <style:style style:family="paragraph" style:name="a698eff">
      <style:paragraph-properties/>
      <style:text-properties fo:country="DE" fo:font-size="11pt" fo:language="de" style:font-name-asian="Cambria" style:font-size-asian="11pt"/>
    </style:style>
    <style:style style:family="table-cell" style:name="a804c74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f64270">
      <style:paragraph-properties/>
      <style:text-properties fo:country="DE" fo:font-size="11pt" fo:language="de" style:font-name-asian="Cambria" style:font-size-asian="11pt"/>
    </style:style>
    <style:style style:family="table-cell" style:name="af7628b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60455a">
      <style:paragraph-properties/>
      <style:text-properties fo:country="DE" fo:font-size="11pt" fo:language="de" style:font-name-asian="Cambria" style:font-size-asian="11pt"/>
    </style:style>
    <style:style style:family="table-cell" style:name="a6bbc9b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974365">
      <style:paragraph-properties/>
      <style:text-properties fo:country="DE" fo:font-size="11pt" fo:language="de" style:font-name-asian="Cambria" style:font-size-asian="11pt"/>
    </style:style>
    <style:style style:family="table-cell" style:name="acc5454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8fe3e6">
      <style:table-row-properties style:row-height="10.0mm"/>
    </style:style>
    <style:style style:family="table-column" style:name="af7d22d">
      <style:table-column-properties style:rel-column-width="25*"/>
    </style:style>
    <style:style style:family="table" style:name="a640a6b">
      <style:table-properties fo:margin-left="0.0mm" style:rel-width="100%"/>
    </style:style>
    <style:style style:family="paragraph" style:name="ad87da0">
      <style:paragraph-properties/>
    </style:style>
    <style:style style:family="paragraph" style:name="a4eb916">
      <style:paragraph-properties/>
    </style:style>
    <style:style style:family="paragraph" style:name="a1a32ea">
      <style:paragraph-properties/>
    </style:style>
    <style:style style:family="paragraph" style:name="a42fa94">
      <style:paragraph-properties/>
    </style:style>
    <style:style style:family="table" style:name="aefe5ac">
      <style:table-properties fo:margin-left="0.0mm" style:rel-width="100%"/>
    </style:style>
    <style:style style:family="table-column" style:name="a7e19e5">
      <style:table-column-properties style:rel-column-width="25*"/>
    </style:style>
  </office:automatic-styles>
  <office:body>
    <office:text>
      <text:p text:style-name="a42fa94">Tables</text:p>
      <text:p text:style-name="a1a32ea">Examples</text:p>
      <text:h text:outline-level="2" text:style-name="a4eb916">Table with different background colors (hard coded)</text:h>
      <text:p text:style-name="ad87da0"/>
      <table:table table:style-name="aefe5ac">
        <table:table-column table:number-columns-repeated="3" table:style-name="a7e19e5"/>
        <table:table-row table:style-name="a8fe3e6">
          <table:table-cell table:style-name="a6bbc9b">
            <text:p text:style-name="a60455a">2</text:p>
          </table:table-cell>
          <table:table-cell table:style-name="af7628b">
            <text:p text:style-name="af64270">3</text:p>
          </table:table-cell>
          <table:table-cell table:style-name="a804c74">
            <text:p text:style-name="a698eff">4</text:p>
          </table:table-cell>
        </table:table-row>
        <table:table-row table:style-name="a8a8c14">
          <table:table-cell table:style-name="a492a30">
            <text:p text:style-name="ace8c53">6</text:p>
          </table:table-cell>
          <table:table-cell table:style-name="a3fc7a2">
            <text:p text:style-name="a3293bd">7</text:p>
          </table:table-cell>
          <table:table-cell table:style-name="a6bba56">
            <text:p text:style-name="a32fc87">8</text:p>
          </table:table-cell>
        </table:table-row>
        <table:table-row table:style-name="a3592f6">
          <table:table-cell table:style-name="ad46c5f">
            <text:p text:style-name="aabf95b">10</text:p>
          </table:table-cell>
          <table:table-cell table:style-name="a964a9f">
            <text:p text:style-name="aa8f9aa">11</text:p>
          </table:table-cell>
          <table:table-cell table:style-name="a4b86e6">
            <text:p text:style-name="a975704">12</text:p>
          </table:table-cell>
        </table:table-row>
        <table:table-row table:style-name="a251169">
          <table:table-cell table:style-name="a674cfb">
            <text:p text:style-name="af911e9">14</text:p>
          </table:table-cell>
          <table:table-cell table:style-name="acf0f6a">
            <text:p text:style-name="a0b3471">15</text:p>
          </table:table-cell>
          <table:table-cell table:style-name="aafdc56">
            <text:p text:style-name="a09c762">16</text:p>
          </table:table-cell>
        </table:table-row>
      </table:table>
      <text:p text:style-name="add0dfb"/>
      <text:h text:outline-level="2" text:style-name="aede6bb">Table with different background colors (theme, toggle background)</text:h>
      <text:p text:style-name="a79cc2c"/>
      <table:table table:style-name="a3b7765">
        <table:table-column table:style-name="a89000d"/>
        <table:table-column table:number-columns-repeated="4" table:style-name="a55423e"/>
        <table:table-column table:style-name="aaae45e"/>
        <table:table-row table:style-name="a5b37ec">
          <table:table-cell table:style-name="a9432ef">
            <text:p text:style-name="a862f2b">Point</text:p>
          </table:table-cell>
          <table:table-cell table:style-name="abdc738">
            <text:p text:style-name="af738b0">Point A</text:p>
          </table:table-cell>
          <table:table-cell table:style-name="acc9957">
            <text:p text:style-name="acec106">Point B</text:p>
          </table:table-cell>
          <table:table-cell table:style-name="a7073d5">
            <text:p text:style-name="afa69dd">Point C</text:p>
          </table:table-cell>
          <table:table-cell table:style-name="ad6f9ef">
            <text:p text:style-name="a3509ba">Point D</text:p>
          </table:table-cell>
          <table:table-cell table:style-name="a27bb5c">
            <text:p text:style-name="afbda0b">Point E</text:p>
          </table:table-cell>
        </table:table-row>
        <table:table-row table:style-name="ad86db6">
          <table:table-cell table:style-name="adbc8fb">
            <text:p text:style-name="a85330b">Point A</text:p>
          </table:table-cell>
          <table:table-cell table:style-name="a236593">
            <text:p text:style-name="a8b5836">—</text:p>
          </table:table-cell>
          <table:table-cell table:style-name="a3e3202">
            <text:p text:style-name="a146d10"/>
          </table:table-cell>
          <table:table-cell table:style-name="a5e9125">
            <text:p text:style-name="ae74386"/>
          </table:table-cell>
          <table:table-cell table:style-name="a914190">
            <text:p text:style-name="a038236"/>
          </table:table-cell>
          <table:table-cell table:style-name="a61a9c2">
            <text:p text:style-name="a464a1a"/>
          </table:table-cell>
        </table:table-row>
        <table:table-row table:style-name="a2e5e48">
          <table:table-cell table:style-name="a92365c">
            <text:p text:style-name="a9a83ef">Point B</text:p>
          </table:table-cell>
          <table:table-cell table:style-name="addf868">
            <text:p text:style-name="ae83d50">87</text:p>
          </table:table-cell>
          <table:table-cell table:style-name="a4241c5">
            <text:p text:style-name="acb744c">—</text:p>
          </table:table-cell>
          <table:table-cell table:style-name="a74d05b">
            <text:p text:style-name="a90454f"/>
          </table:table-cell>
          <table:table-cell table:style-name="ada892a">
            <text:p text:style-name="a7e5b6d"/>
          </table:table-cell>
          <table:table-cell table:style-name="a78d892">
            <text:p text:style-name="abfe9ab"/>
          </table:table-cell>
        </table:table-row>
        <table:table-row table:style-name="afe4ead">
          <table:table-cell table:style-name="ae0df0a">
            <text:p text:style-name="afee175">Point C</text:p>
          </table:table-cell>
          <table:table-cell table:style-name="a2eb827">
            <text:p text:style-name="a70a591">64</text:p>
          </table:table-cell>
          <table:table-cell table:style-name="ae42a81">
            <text:p text:style-name="abd6a19">56</text:p>
          </table:table-cell>
          <table:table-cell table:style-name="a7b12c4">
            <text:p text:style-name="a1bb2be">—</text:p>
          </table:table-cell>
          <table:table-cell table:style-name="aabd09f">
            <text:p text:style-name="ac94ef0"/>
          </table:table-cell>
          <table:table-cell table:style-name="a50cffd">
            <text:p text:style-name="a9a8426"/>
          </table:table-cell>
        </table:table-row>
        <table:table-row table:style-name="a70a8c2">
          <table:table-cell table:style-name="ab5ac4b">
            <text:p text:style-name="a463b47">Point D</text:p>
          </table:table-cell>
          <table:table-cell table:style-name="a5388e9">
            <text:p text:style-name="afdc145">37</text:p>
          </table:table-cell>
          <table:table-cell table:style-name="abb9eae">
            <text:p text:style-name="a9d2fec">32</text:p>
          </table:table-cell>
          <table:table-cell table:style-name="a28f450">
            <text:p text:style-name="ad6c144">91</text:p>
          </table:table-cell>
          <table:table-cell table:style-name="ab9caf4">
            <text:p text:style-name="a534831">—</text:p>
          </table:table-cell>
          <table:table-cell table:style-name="a63959b">
            <text:p text:style-name="ae853a2"/>
          </table:table-cell>
        </table:table-row>
        <table:table-row table:style-name="a2ed83e">
          <table:table-cell table:style-name="a915acb">
            <text:p text:style-name="ac3ee94">Point E</text:p>
          </table:table-cell>
          <table:table-cell table:style-name="a5c7571">
            <text:p text:style-name="acd45b6">93</text:p>
          </table:table-cell>
          <table:table-cell table:style-name="a97c0a7">
            <text:p text:style-name="a949305">35</text:p>
          </table:table-cell>
          <table:table-cell table:style-name="acdc195">
            <text:p text:style-name="aea4626">54</text:p>
          </table:table-cell>
          <table:table-cell table:style-name="aba1d00">
            <text:p text:style-name="a301ae7">43</text:p>
          </table:table-cell>
          <table:table-cell table:style-name="a9e13d0">
            <text:p text:style-name="ad48b55">—</text:p>
          </table:table-cell>
        </table:table-row>
      </table:table>
      <text:p text:style-name="adaa1c4"/>
      <text:p text:style-name="aac3173"/>
      <text:h text:outline-level="2" text:style-name="aa61d05">Thick table border, but cell can overrule table border</text:h>
      <text:p text:style-name="a132b3d"/>
      <table:table table:style-name="a1a0a4e">
        <table:table-column table:number-columns-repeated="3" table:style-name="a428afb"/>
        <table:table-row table:style-name="accc2dc">
          <table:table-cell table:style-name="aa8090a">
            <text:p text:style-name="a1ec667"/>
          </table:table-cell>
          <table:table-cell table:style-name="a9fcb95">
            <text:p text:style-name="a5664b2"/>
          </table:table-cell>
          <table:table-cell table:style-name="ab46bf1">
            <text:p text:style-name="a6b0fa2"/>
          </table:table-cell>
        </table:table-row>
        <table:table-row table:style-name="a77a894">
          <table:table-cell table:style-name="ae55fd1">
            <text:p text:style-name="a49add0"/>
          </table:table-cell>
          <table:table-cell table:style-name="ab6e301">
            <text:p text:style-name="a9cced4"/>
          </table:table-cell>
          <table:table-cell table:style-name="a366d06">
            <text:p text:style-name="ac32b9e"/>
          </table:table-cell>
        </table:table-row>
        <table:table-row table:style-name="a2818ec">
          <table:table-cell table:style-name="a6257d4">
            <text:p text:style-name="a9cb17b"/>
          </table:table-cell>
          <table:table-cell table:style-name="ac1e1b4">
            <text:p text:style-name="a901570"/>
          </table:table-cell>
          <table:table-cell table:style-name="a3bd7a0">
            <text:p text:style-name="a229ce6"/>
          </table:table-cell>
        </table:table-row>
      </table:table>
      <text:p text:style-name="ac55dda"/>
      <text:h text:outline-level="2" text:style-name="a8bcae2">Table with background color for top-left, top-right, bottom-left and bottom-right cell</text:h>
      <table:table table:style-name="a684d8c">
        <table:table-column table:number-columns-repeated="3" table:style-name="afdef07"/>
        <table:table-row table:style-name="a68f12a">
          <table:table-cell table:style-name="a8008bf">
            <text:p text:style-name="af381be">Erste Ecke oben links</text:p>
          </table:table-cell>
          <table:table-cell table:style-name="ab67e7b">
            <text:p text:style-name="a7f4bc5">1</text:p>
          </table:table-cell>
          <table:table-cell table:style-name="af150df">
            <text:p text:style-name="a80998d">2</text:p>
          </table:table-cell>
        </table:table-row>
        <table:table-row table:style-name="af89ad5">
          <table:table-cell table:style-name="aa1ec55">
            <text:p text:style-name="aa3ad03">Zweite Ecke oben links</text:p>
          </table:table-cell>
          <table:table-cell table:style-name="a1feca0">
            <text:p text:style-name="a8d240f">3</text:p>
          </table:table-cell>
          <table:table-cell table:style-name="a4d0d5d">
            <text:p text:style-name="a443ea6">4</text:p>
          </table:table-cell>
        </table:table-row>
        <table:table-row table:style-name="ae964f5">
          <table:table-cell table:style-name="a5ab146">
            <text:p text:style-name="a4bfa5e">Dritte Ecke oben links</text:p>
          </table:table-cell>
          <table:table-cell table:style-name="a1b8327">
            <text:p text:style-name="a33f3a8">5</text:p>
          </table:table-cell>
          <table:table-cell table:style-name="aa460ce">
            <text:p text:style-name="a0cf6c9">6</text:p>
          </table:table-cell>
        </table:table-row>
      </table:table>
      <text:p text:style-name="a6c8639"/>
      <text:p text:style-name="a09e487"/>
      <text:h text:outline-level="2" text:style-name="af42b8a">Funny Table</text:h>
      <text:p text:style-name="a6f20c0"/>
      <table:table table:style-name="ab27cb6">
        <table:table-column table:number-columns-repeated="4" table:style-name="ae91a83"/>
        <table:table-row table:style-name="a3fd5a2">
          <table:table-cell table:style-name="abff9ab">
            <text:p text:style-name="ae381a7">A big cell with thick border</text:p>
          </table:table-cell>
          <table:table-cell table:style-name="af57eed">
            <text:p text:style-name="ae0d676">Para1</text:p>
            <text:p text:style-name="ae97e99">Para2</text:p>
          </table:table-cell>
          <table:table-cell table:style-name="a3c6fb6">
            <text:p text:style-name="a832d77">Hello world!</text:p>
          </table:table-cell>
        </table:table-row>
        <table:table-row table:style-name="ae8d1fa">
          <table:table-cell table:style-name="a44fa73">
            <text:p text:style-name="adf10dd"/>
          </table:table-cell>
          <table:table-cell table:style-name="a452718">
            <text:p text:style-name="a357d4d">Cell background is green.</text:p>
            <text:p text:style-name="a21fbfd"/>
          </table:table-cell>
          <table:table-cell table:style-name="ab91e70">
            <text:p text:style-name="a7c95ae"/>
          </table:table-cell>
        </table:table-row>
        <table:table-row>
          <table:table-cell table:style-name="a6808a4">
            <text:p text:style-name="ad419aa"/>
          </table:table-cell>
          <table:table-cell table:style-name="abfcb73">
            <text:p text:style-name="a3bea82">Thick red border</text:p>
            <text:p text:style-name="a8d6893"/>
          </table:table-cell>
          <table:table-cell table:style-name="a056d40">
            <text:p text:style-name="a88d341"/>
          </table:table-cell>
          <table:table-cell table:style-name="a30618a">
            <text:p text:style-name="ad61891"/>
          </table:table-cell>
        </table:table-row>
        <table:table-row>
          <table:table-cell table:style-name="a1ef145">
            <text:p text:style-name="aaf4681">Thick border at bottom of 3 cells</text:p>
          </table:table-cell>
          <table:table-cell table:style-name="a6bb389">
            <text:p text:style-name="a3530e0"/>
          </table:table-cell>
          <table:table-cell table:style-name="ad32a48">
            <text:p text:style-name="a3f906e"/>
          </table:table-cell>
          <table:table-cell table:style-name="a5700f6">
            <text:p text:style-name="a1fe9b2">Normal border here...</text:p>
          </table:table-cell>
        </table:table-row>
      </table:table>
      <text:p text:style-name="a3ac5f3"/>
      <text:p text:style-name="a9b6e6b"/>
      <text:p text:style-name="a4f3fb8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Adobe Caslon Pro" svg:font-family="Adobe Caslon Pro" svg:panose-1="0 0 0 0 0 0 0 0 0 0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pt" fo:font-style="normal" fo:font-weight="normal" fo:language="en" fo:letter-spacing="normal" style:font-name="Cambria" style:font-name-asian="MS Mincho" style:font-name-complex="Times New Roman" style:font-size-asian="12pt" style:font-style-asian="normal" style:font-style-complex="normal" style:font-weight-asian="normal" style:font-weight-complex="normal" style:text-position="0% 100%"/>
    </style:default-style>
    <style:style style:display-name="Normal" style:family="paragraph" style:name="Normal" style:parent-style-name="default_paragraph_style"/>
    <style:style style:display-name="Subtitle" style:family="paragraph" style:name="Subtitle" style:parent-style-name="Normal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efault-outline-level="1" style:display-name="Heading 1" style:family="paragraph" style:name="Heading1" style:parent-style-name="Normal">
      <style:paragraph-properties fo:margin-top="8.47mm"/>
      <style:text-properties fo:color="#345A8A" fo:font-size="16pt" fo:font-weight="bold" style:font-name="Calibri" style:font-name-asian="MS Gothic" style:font-name-complex="Times New Roman" style:font-size-asian="16pt" style:font-weight-asian="bold" style:font-weight-complex="bold"/>
    </style:style>
    <style:style style:display-name="Title" style:family="paragraph" style:name="Title" style:parent-style-name="Normal">
      <style:paragraph-properties fo:border-bottom="0.35mm solid #4F81BD" fo:border-left="none" fo:border-right="none" fo:border-top="none" fo:margin-bottom="5.29mm" fo:padding-bottom="1.41mm" fo:padding-left="0.0mm" fo:padding-right="0.0mm" fo:padding-top="0.0mm"/>
      <style:text-properties fo:color="#17365D" fo:font-size="26pt" fo:letter-spacing="0.09mm" style:font-name="Calibri" style:font-name-asian="MS Gothic" style:font-name-complex="Times New Roman" style:font-size-asian="26pt"/>
    </style:style>
    <style:style style:default-outline-level="2" style:display-name="Heading 2" style:family="paragraph" style:name="Heading2" style:parent-style-name="Normal">
      <style:paragraph-properties fo:margin-top="3.53mm"/>
      <style:text-properties fo:color="#4F81BD" fo:font-size="13pt" fo:font-weight="bold" style:font-name="Calibri" style:font-name-asian="MS Gothic" style:font-name-complex="Times New Roman" style:font-size-asian="13pt" style:font-weight-asian="bold" style:font-weight-complex="bold"/>
    </style:style>
    <style:style style:display-name="Default Paragraph Font" style:family="text" style:name="DefaultParagraphFont" style:parent-style-name="default_character_style"/>
    <style:style style:display-name="Heading 2 Char" style:family="text" style:name="Heading2Char" style:parent-style-name="DefaultParagraphFont">
      <style:text-properties fo:color="#4F81BD" fo:font-size="13pt" fo:font-weight="bold" style:font-name="Calibri" style:font-name-asian="MS Gothic" style:font-name-complex="Times New Roman" style:font-size-asian="13pt" style:font-weight-asian="bold" style:font-weight-complex="bold"/>
    </style:style>
    <style:style style:display-name="Title Char" style:family="text" style:name="TitleChar" style:parent-style-name="DefaultParagraphFont">
      <style:text-properties fo:color="#17365D" fo:font-size="26pt" fo:letter-spacing="0.09mm" style:font-name="Calibri" style:font-name-asian="MS Gothic" style:font-name-complex="Times New Roman" style:font-size-asian="26pt"/>
    </style:style>
    <style:style style:display-name="Subtitle Char" style:family="text" style:name="SubtitleChar" style:parent-style-name="DefaultParagraphFon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isplay-name="Heading 1 Char" style:family="text" style:name="Heading1Char" style:parent-style-name="DefaultParagraphFont">
      <style:text-properties fo:color="#345A8A" fo:font-size="16pt" fo:font-weight="bold" style:font-name="Calibri" style:font-name-asian="MS Gothic" style:font-name-complex="Times New Roman" style:font-size-asian="16pt" style:font-weight-asian="bold" style:font-weight-complex="bold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2</dc:date>
    <meta:editing-cycles>2</meta:editing-cycles>
    <meta:editing-duration>PT0.192S</meta:editing-duration>
  </office:meta>
</office:document-meta>
</file>